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ECERRA VILCHEZ, OSMAR LEOD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1507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NAZ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624110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ECERRA VILCHEZ, OSMAR LEOD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1507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24110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71507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93039462</text:p>
          </table:table-cell>
          <table:table-cell table:style-name="Tabla2.D3" office:value-type="string">
            <text:p text:style-name="P23">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05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